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b48" officeooo:paragraph-rsid="00176b48"/>
    </style:style>
    <style:style style:name="P2" style:family="paragraph" style:parent-style-name="Standard" style:list-style-name="L1">
      <style:text-properties officeooo:rsid="00176b48" officeooo:paragraph-rsid="00176b48"/>
    </style:style>
    <style:style style:name="P3" style:family="paragraph" style:parent-style-name="Standard" style:list-style-name="L1">
      <style:text-properties officeooo:rsid="00181a39" officeooo:paragraph-rsid="00181a39"/>
    </style:style>
    <style:style style:name="T1" style:family="text">
      <style:text-properties officeooo:rsid="00181a39"/>
    </style:style>
    <style:style style:name="T2" style:family="text">
      <style:text-properties officeooo:rsid="001909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3</text:p>
      <text:p text:style-name="P1"/>
      <text:p text:style-name="P1">Problems and solutions this morning</text:p>
      <text:p text:style-name="P1"/>
      <text:list xml:id="list915162978" text:style-name="L1">
        <text:list-item>
          <text:p text:style-name="P2">Downloading of XINA50 index list was slow with download.file in R. Solution: using proxychain wget to download the file instead of download.file. Second solution: manual download the file and rename and move it with the R script. </text:p>
        </text:list-item>
        <text:list-item>
          <text:p text:style-name="P2">Problem: No historical data was found even for XINA50. Reason: stocks were using up all 50 semaphore spots and futures didn’t get the chance to request. Solution: request for the futures first because they are up more frequently and have less downtime</text:p>
        </text:list-item>
        <text:list-item>
          <text:p text:style-name="P2">Problem: <text:span text:style-name="T1">IB-Gateway-latest logs out in the middle of the night. Reason: the auto log-off time is introduced in the latest version and was set to 11:45pm by default. Solution: change the auto log-off time to 8:00 am.</text:span></text:p>
        </text:list-item>
        <text:list-item>
          <text:p text:style-name="P3">Problem: cannot get US historical or live market data. Reason: the US live and historical data farm is disconnected from China users. Solution: wait. Impact: cannot trade bitcoin which <text:span text:style-name="T2">is based on US server and is trading. Impact delta: small.</text:span></text:p>
        </text:list-item>
        <text:list-item>
          <text:p text:style-name="P3"/>
        </text:list-item>
      </text:list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0:42:01.345893637</meta:creation-date>
    <meta:generator>LibreOffice/6.0.7.3$Linux_X86_64 LibreOffice_project/00m0$Build-3</meta:generator>
    <dc:date>2019-05-13T10:47:35.843428573</dc:date>
    <meta:editing-duration>PT5M33S</meta:editing-duration>
    <meta:editing-cycles>3</meta:editing-cycles>
    <meta:document-statistic meta:table-count="0" meta:image-count="0" meta:object-count="0" meta:page-count="1" meta:paragraph-count="7" meta:word-count="167" meta:character-count="988" meta:non-whitespace-character-count="831"/>
  </office:meta>
</office:document-meta>
</file>